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Principe" draw:layer="layout" svg:width="5cm" svg:height="8cm" svg:x="2cm" svg:y="2cm">
          <text:p>évenement</text:p>
          <draw:enhanced-geometry svg:viewBox="0 0 21600 21600" draw:path-stretchpoint-x="10800" draw:path-stretchpoint-y="10800" draw:text-areas="?f3 ?f4 ?f5 ?f6" draw:type="round-rectangle" draw:modifiers="2790.161967606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Principe" draw:layer="layout" svg:width="5cm" svg:height="8cm" svg:x="8cm" svg:y="2cm">
          <text:p>éven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Principe" draw:layer="layout" svg:width="5cm" svg:height="8cm" svg:x="14cm" svg:y="2cm">
          <text:p>éven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Principe" draw:layer="layout" svg:width="5cm" svg:height="8cm" svg:x="2cm" svg:y="11cm">
          <text:p>éven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Principe" draw:layer="layout" svg:width="5cm" svg:height="8cm" svg:x="14cm" svg:y="11cm">
          <text:p>éven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FIWBANIS" draw:style="radial" draw:cx="50%" draw:cy="50%" draw:start-color="#000000" draw:end-color="#ffffff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ellipsoid" draw:cx="50%" draw:cy="50%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99ccff" draw:fill-gradient-name="FIWBANIS" draw:fill-hatch-name="Hatch_20_1" draw:fill-image-name="Bitmape_20_1" draw:opacity-name="Transparency_20_1" draw:fill-image-width="0cm" draw:fill-image-height="0cm" draw:auto-grow-height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Copperplate Gothic Bold'" style:font-style-name="Normal" style:font-family-generic="swiss" style:font-pitch="variable" fo:font-size="18pt" fo:language="zxx" fo:country="none" fo:font-style="normal" fo:text-shadow="1pt 1pt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incipe" style:family="graphic" style:parent-style-name="standard">
      <style:graphic-properties draw:textarea-horizontal-align="justify" draw:textarea-vertical-align="middle" draw:auto-grow-height="fals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0H18M31S</meta:editing-duration>
    <meta:editing-cycles>4</meta:editing-cycles>
    <meta:generator>OpenOffice.org/3.1$Win32 OpenOffice.org_project/310m11$Build-9399</meta:generator>
    <dc:date>2009-06-08T06:55:59.90</dc:date>
    <meta:document-statistic meta:object-count="5"/>
  </office:meta>
</office:document-meta>
</file>